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master-page-name="">
      <style:paragraph-properties fo:margin-left="0.014cm" fo:margin-right="0cm" fo:margin-top="0cm" fo:margin-bottom="0.212cm" fo:text-indent="0cm" style:auto-text-indent="false" style:page-number="auto"/>
    </style:style>
    <style:style style:name="P48" style:family="paragraph" style:parent-style-name="Preformatted_20_Text">
      <style:paragraph-properties style:writing-mode="lr-tb"/>
    </style:style>
    <style:style style:name="P49" style:family="paragraph" style:parent-style-name="Preformatted_20_Text">
      <style:paragraph-properties fo:margin-top="0cm" fo:margin-bottom="0.499cm" style:writing-mode="lr-tb"/>
    </style:style>
    <style:style style:name="P50" style:family="paragraph" style:parent-style-name="Heading_20_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Template Service</text:p>
      <text:p text:style-name="P47">Pflichtenheft V1.0<text:line-break/>Service-Name: <text:tab/><text:span text:style-name="Strong_20_Emphasis">template-service</text:span><text:line-break/>Version: <text:tab/><text:tab/><text:span text:style-name="Strong_20_Emphasis">1.0</text:span><text:line-break/>Stand: <text:tab/><text:tab/><text:span text:style-name="Strong_20_Emphasis">15.02.2026</text:span><text:line-break/>Geltungsbereich: <text:tab/>Microservice zur Verwaltung, Versionierung, Freigabe und zum <text:tab/><text:tab/><text:tab/><text:tab/>Rendering von Templates (Text/HTML) innerhalb eines Multi-Tenant <text:tab/><text:tab/><text:tab/>SaaS-Portals inkl. Plattform-Templates (GLOBAL), Tenant-Templates <text:tab/><text:tab/><text:tab/>(TENANT), Placeholder-Extraktion, Validierung, Preview sowie <text:tab/><text:tab/><text:tab/><text:tab/>stabilem Error-Modell und OpenAPI/Swagger-Dokumentation.</text:p>
      <text:h text:style-name="Heading_20_1" text:outline-level="1">1. Einleitung</text:h>
      <text:h text:style-name="Heading_20_2" text:outline-level="2">1.1 Ziel</text:h>
      <text:p text:style-name="Text_20_body">Ziel ist ein zentraler Template-Service, der Templates <text:span text:style-name="Strong_20_Emphasis">persistiert</text:span>, <text:span text:style-name="Strong_20_Emphasis">versioniert</text:span>, <text:span text:style-name="Strong_20_Emphasis">freigibt</text:span> (Approval) und <text:span text:style-name="Strong_20_Emphasis">rendert</text:span> (Text/HTML) – mandantenfähig und auditierbar. Der Service stellt eine konsistente REST-API bereit (unter <text:span text:style-name="Strong_20_Emphasis"><text:span text:style-name="Source_20_Text">/api/v1/template/*</text:span></text:span>) und liefert gerenderte Inhalte für andere Services (z. B. Messaging / Document-Service).</text:p>
      <text:p text:style-name="Text_20_body">Der Service stellt insbesondere sicher:</text:p>
      <text:list xml:id="list5801545618305654245" text:style-name="L1">
        <text:list-item>
          <text:p text:style-name="P1">Verwaltung von <text:span text:style-name="Strong_20_Emphasis">Tenant-Templates</text:span> je Mandant (voll editierbar &amp; versionierbar)</text:p>
        </text:list-item>
        <text:list-item>
          <text:p text:style-name="P1">Verwaltung von <text:span text:style-name="Strong_20_Emphasis">Plattform-Templates (GLOBAL)</text:span> durch Portal-Besitzer (read-only für Tenants)</text:p>
        </text:list-item>
        <text:list-item>
          <text:p text:style-name="P1"><text:span text:style-name="Strong_20_Emphasis">Tenant Version Pinning</text:span> für GLOBAL Templates (Tenant wählt freigegebene Version)</text:p>
        </text:list-item>
        <text:list-item>
          <text:p text:style-name="P1"><text:span text:style-name="Strong_20_Emphasis">Versionierung</text:span> (immutable Versions) mit Statusmodell (DRAFT/APPROVED/DEPRECATED/ARCHIVED)</text:p>
        </text:list-item>
        <text:list-item>
          <text:p text:style-name="P1"><text:span text:style-name="Strong_20_Emphasis">Rendering</text:span> in <text:span text:style-name="Source_20_Text">TEXT</text:span> und <text:span text:style-name="Source_20_Text">HTML</text:span> (HTML: escaped by default)</text:p>
        </text:list-item>
        <text:list-item>
          <text:p text:style-name="P1"><text:span text:style-name="Strong_20_Emphasis">Placeholder-Extraktion</text:span> (<text:span text:style-name="Source_20_Text">{{key}}</text:span>) + MissingKeyPolicy</text:p>
        </text:list-item>
        <text:list-item>
          <text:p text:style-name="P1"><text:span text:style-name="Strong_20_Emphasis">Preview/Validate</text:span> für UI/Portal-Administrationsoberfläche</text:p>
        </text:list-item>
        <text:list-item>
          <text:p text:style-name="P1"><text:span text:style-name="Strong_20_Emphasis">OpenAPI/Swagger DoD</text:span>: kein Endpoint gilt als fertig ohne vollständige Swagger-Doku</text:p>
        </text:list-item>
      </text:list>
      <text:h text:style-name="Heading_20_2" text:outline-level="2"/>
      <text:h text:style-name="P50" text:outline-level="2">1.2 Abgrenzung / Nicht-Ziele (MVP)</text:h>
      <text:p text:style-name="Text_20_body">Nicht Bestandteil des MVP:</text:p>
      <text:list xml:id="list47634751709205402" text:style-name="L2">
        <text:list-item>
          <text:p text:style-name="P2">Authentifizierung/Token-Ausstellung → eigener <text:span text:style-name="Strong_20_Emphasis">Auth-Service</text:span> (Resource Server validiert JWT)</text:p>
        </text:list-item>
        <text:list-item>
          <text:p text:style-name="P2">Zustellung/Versand von Nachrichten → Messaging/Channel-Services</text:p>
        </text:list-item>
        <text:list-item>
          <text:p text:style-name="P2">Erzeugung von PDFs/Dokumenten → eigener <text:span text:style-name="Strong_20_Emphasis">Document-Service</text:span> (später)</text:p>
        </text:list-item>
        <text:list-item>
          <text:p text:style-name="P2">Quota/Billing → separater Service (optional später)</text:p>
        </text:list-item>
        <text:list-item>
          <text:p text:style-name="P2">Vollständiges WYSIWYG-Editor-Frontend → Portal/Frontend (nicht Template-Service)</text:p>
        </text:list-item>
        <text:list-item>
          <text:p text:style-name="P2">“Template overrides” der GLOBAL Templates durch Tenants → <text:span text:style-name="Strong_20_Emphasis">nicht erlaubt</text:span> (No Shadowing)</text:p>
        </text:list-item>
      </text:list>
      <text:h text:style-name="Heading_20_2" text:outline-level="2">1.3 Begriffe</text:h>
      <text:list xml:id="list1094429677360951605" text:style-name="L3">
        <text:list-item>
          <text:p text:style-name="P3"><text:span text:style-name="Strong_20_Emphasis">TemplateFamily</text:span>: Template-“Familie” (Identität über Key+Channel+Locale+Scope/Owner)</text:p>
        </text:list-item>
        <text:list-item>
          <text:p text:style-name="P3"><text:span text:style-name="Strong_20_Emphasis">TemplateVersion</text:span>: konkrete Version einer Familie (immutable)</text:p>
        </text:list-item>
        <text:list-item>
          <text:p text:style-name="P3"><text:span text:style-name="Strong_20_Emphasis">Scope</text:span>: <text:span text:style-name="Source_20_Text">GLOBAL</text:span> (Portal-Besitzer) oder <text:span text:style-name="Source_20_Text">TENANT</text:span> (Mandant)</text:p>
        </text:list-item>
        <text:list-item>
          <text:p text:style-name="P3"><text:span text:style-name="Strong_20_Emphasis">Pinned Version</text:span>: vom Tenant ausgewählte freigegebene GLOBAL Template-Version (in Portal-Konfig)</text:p>
        </text:list-item>
        <text:list-item>
          <text:p text:style-name="P3"><text:span text:style-name="Strong_20_Emphasis">RenderTarget</text:span>: <text:span text:style-name="Source_20_Text">TEXT</text:span> oder <text:span text:style-name="Source_20_Text">HTML</text:span> (optionale Erweiterung: MARKDOWN)</text:p>
        </text:list-item>
        <text:list-item>
          <text:p text:style-name="P3"><text:span text:style-name="Strong_20_Emphasis">MissingKeyPolicy</text:span>: <text:span text:style-name="Source_20_Text">FAIL</text:span> | <text:span text:style-name="Source_20_Text">KEEP_TOKEN</text:span> | <text:span text:style-name="Source_20_Text">EMPTY</text:span></text:p>
        </text:list-item>
        <text:list-item>
          <text:p text:style-name="P3"><text:span text:style-name="Strong_20_Emphasis">Placeholders</text:span>: extrahierte Keys aus <text:span text:style-name="Source_20_Text">{{key}}</text:span></text:p>
        </text:list-item>
      </text:list>
      <text:p text:style-name="Text_20_body"><text:span text:style-name="Source_20_Text"/></text:p>
      <text:h text:style-name="Heading_20_1" text:outline-level="1">2. Rahmenbedingungen / Technologie</text:h>
      <text:h text:style-name="Heading_20_2" text:outline-level="2">2.1 Technologie-Stack (MUSS)</text:h>
      <text:list xml:id="list2852084263684330470" text:style-name="L4">
        <text:list-item>
          <text:p text:style-name="P4">Backend: <text:span text:style-name="Strong_20_Emphasis">Java 21+</text:span>, <text:span text:style-name="Strong_20_Emphasis">Spring Boot 4.0.x</text:span></text:p>
        </text:list-item>
        <text:list-item>
          <text:p text:style-name="P4">Build: <text:span text:style-name="Strong_20_Emphasis">Maven</text:span></text:p>
        </text:list-item>
        <text:list-item>
          <text:p text:style-name="P4">Datenbank: <text:span text:style-name="Strong_20_Emphasis">MariaDB</text:span> (MySQL kompatibel), DB-Name: <text:span text:style-name="Strong_20_Emphasis">template</text:span></text:p>
        </text:list-item>
        <text:list-item>
          <text:p text:style-name="P4">API: REST/JSON unter <text:span text:style-name="Strong_20_Emphasis"><text:span text:style-name="Source_20_Text">/api/v1/template/*</text:span></text:span></text:p>
        </text:list-item>
        <text:list-item>
          <text:p text:style-name="P4">IDs: <text:span text:style-name="Strong_20_Emphasis">UUID/ULID</text:span> (String)</text:p>
        </text:list-item>
        <text:list-item>
          <text:p text:style-name="P4">Time Standard: <text:span text:style-name="Strong_20_Emphasis">UTC</text:span> (ISO-8601)</text:p>
        </text:list-item>
      </text:list>
      <text:h text:style-name="Heading_20_2" text:outline-level="2">2.2 Datenbank-Migrationen (SOLL)</text:h>
      <text:p text:style-name="Text_20_body">Schemaänderungen werden versioniert über Migrationstool (z. B. <text:span text:style-name="Strong_20_Emphasis">Flyway</text:span>).</text:p>
      <text:h text:style-name="Heading_20_2" text:outline-level="2"><text:soft-page-break/>2.3 OpenAPI/Swagger Dokumentation (MUSS)</text:h>
      <text:p text:style-name="Text_20_body">Alle Controller und DTOs werden ausführlich mit OpenAPI/Swagger annotiert (vgl. DoD im Beispiel) </text:p>
      <text:p text:style-name="Text_20_body">Pflichtenheft V1.0</text:p>
      <text:p text:style-name="Text_20_body">:</text:p>
      <text:list xml:id="list8220011636161604550" text:style-name="L5">
        <text:list-item>
          <text:p text:style-name="P5">Zweck/Use Case je Endpoint</text:p>
        </text:list-item>
        <text:list-item>
          <text:p text:style-name="P5">DTO-Schemas (Request/Response) inkl. Examples</text:p>
        </text:list-item>
        <text:list-item>
          <text:p text:style-name="P5">Fehlerfälle (Statuscodes + Error-DTO)</text:p>
        </text:list-item>
        <text:list-item>
          <text:p text:style-name="P5">Parameter (Path/Query/Body) inkl. Pflicht/Optional/Default</text:p>
        </text:list-item>
        <text:list-item>
          <text:p text:style-name="P5">Paging/Sort-Parameter (Listen)<text:line-break/><text:span text:style-name="Strong_20_Emphasis">Definition of Done (MUSS):</text:span> Kein Endpoint gilt als fertig ohne vollständige Swagger-Doku.</text:p>
        </text:list-item>
      </text:list>
      <text:h text:style-name="Heading_20_2" text:outline-level="2">2.4 Zeit- und Datumsstandard (MUSS)</text:h>
      <text:p text:style-name="Text_20_body">Alle Zeitpunkte in Responses/Requests als UTC (ISO-8601), z. B. <text:span text:style-name="Source_20_Text">2026-02-15T12:00:00Z</text:span>.</text:p>
      <text:h text:style-name="Heading_20_2" text:outline-level="2">2.5 Lokale DB-Konfiguration (Hinweis)</text:h>
      <text:p text:style-name="Text_20_body">DB: <text:span text:style-name="Source_20_Text">template</text:span>, User: <text:span text:style-name="Source_20_Text">root</text:span>, Passwort: leer (nur lokal).<text:line-break/>Für Stage/Prod ist ein dedizierter DB-User mit Passwort Pflicht (Least Privilege).</text:p>
      <text:h text:style-name="Heading_20_3" text:outline-level="3">2.6 Containerfähigkeit (MUSS)</text:h>
      <text:list xml:id="list1554501301013511946" text:style-name="L6">
        <text:list-item>
          <text:p text:style-name="P6">Dockerfile für den Service</text:p>
        </text:list-item>
        <text:list-item>
          <text:p text:style-name="P6">docker-compose (lokal) inkl. MariaDB</text:p>
        </text:list-item>
        <text:list-item>
          <text:p text:style-name="P6">Konfiguration über <text:span text:style-name="Source_20_Text">application.properties</text:span> + ENV Overrides (Stage/Prod)</text:p>
        </text:list-item>
      </text:list>
      <text:p text:style-name="Text_20_body"/>
      <text:h text:style-name="Heading_20_1" text:outline-level="1">3. Fachliche Anforderungen</text:h>
      <text:h text:style-name="Heading_20_2" text:outline-level="2">3.1 Mandantenmodell / Tenant-Kontext (MUSS)</text:h>
      <text:list xml:id="list520938234727970915" text:style-name="L7">
        <text:list-item>
          <text:p text:style-name="P7">Der Tenant-Kontext kommt aus dem <text:span text:style-name="Strong_20_Emphasis">JWT Claim</text:span> <text:span text:style-name="Source_20_Text">tenant_id</text:span>.</text:p>
        </text:list-item>
        <text:list-item>
          <text:p text:style-name="P7">Der Service akzeptiert <text:span text:style-name="Strong_20_Emphasis">keinen</text:span> tenantId aus Body/Query als Quelle der Wahrheit.</text:p>
        </text:list-item>
        <text:list-item>
          <text:p text:style-name="P7">Jeder Datensatz ist scope-/owner-scharf (siehe 3.2).</text:p>
        </text:list-item>
      </text:list>
      <text:h text:style-name="Heading_20_2" text:outline-level="2">3.2 Scope/Ownership Modell (MUSS)</text:h>
      <text:list xml:id="list6220462427678536312" text:style-name="L8">
        <text:list-item>
          <text:p text:style-name="P8"><text:span text:style-name="Source_20_Text">scope = GLOBAL</text:span> → ownerTenantId = <text:span text:style-name="Source_20_Text">"__GLOBAL__"</text:span> (reserviert)</text:p>
        </text:list-item>
        <text:list-item>
          <text:p text:style-name="P8"><text:span text:style-name="Source_20_Text">scope = TENANT</text:span> → ownerTenantId = <text:span text:style-name="Source_20_Text">&lt;tenant_id aus JWT&gt;</text:span></text:p>
        </text:list-item>
        <text:list-item>
          <text:p text:style-name="P8">Tenants dürfen GLOBAL Templates <text:span text:style-name="Strong_20_Emphasis">nutzen</text:span>, aber <text:span text:style-name="Strong_20_Emphasis">nicht</text:span> bearbeiten/überschreiben/versionieren.</text:p>
        </text:list-item>
      </text:list>
      <text:h text:style-name="Heading_20_2" text:outline-level="2"><text:soft-page-break/>3.3 IDs &amp; globale Eindeutigkeit (MUSS)</text:h>
      <text:list xml:id="list6415707458530820418" text:style-name="L9">
        <text:list-item>
          <text:p text:style-name="P9"><text:span text:style-name="Source_20_Text">templateId</text:span>, <text:span text:style-name="Source_20_Text">versionId</text:span> sind UUID/ULID Strings.</text:p>
        </text:list-item>
        <text:list-item>
          <text:p text:style-name="P9">Zugriff MUSS prüfen: Objekt gehört zum <text:span text:style-name="Source_20_Text">ownerTenantId</text:span> und <text:span text:style-name="Source_20_Text">scope</text:span> gemäß Berechtigung.</text:p>
        </text:list-item>
      </text:list>
      <text:h text:style-name="Heading_20_2" text:outline-level="2">3.4 TemplateFamily Felder (MUSS/SOLL)</text:h>
      <text:p text:style-name="Text_20_body">Entity: <text:span text:style-name="Strong_20_Emphasis">TemplateFamily</text:span></text:p>
      <text:p text:style-name="Text_20_body">MUSS:</text:p>
      <text:list xml:id="list1578819933131732077" text:style-name="L10">
        <text:list-item>
          <text:p text:style-name="P10"><text:span text:style-name="Source_20_Text">templateId</text:span></text:p>
        </text:list-item>
        <text:list-item>
          <text:p text:style-name="P10"><text:span text:style-name="Source_20_Text">scope</text:span> (GLOBAL/TENANT)</text:p>
        </text:list-item>
        <text:list-item>
          <text:p text:style-name="P10"><text:span text:style-name="Source_20_Text">ownerTenantId</text:span> (<text:span text:style-name="Source_20_Text">"__GLOBAL__"</text:span> oder Tenant)</text:p>
        </text:list-item>
        <text:list-item>
          <text:p text:style-name="P10"><text:span text:style-name="Source_20_Text">templateKey</text:span> (Alias/Key)</text:p>
        </text:list-item>
        <text:list-item>
          <text:p text:style-name="P10"><text:span text:style-name="Source_20_Text">channel</text:span> (EMAIL/SMS/WHATSAPP/IN_APP/…)</text:p>
        </text:list-item>
        <text:list-item>
          <text:p text:style-name="P10"><text:span text:style-name="Source_20_Text">locale</text:span> (z. B. de-DE)</text:p>
        </text:list-item>
        <text:list-item>
          <text:p text:style-name="P10"><text:span text:style-name="Source_20_Text">category</text:span> (TRANSACTIONAL/ALERT/MARKETING/SYSTEM)</text:p>
        </text:list-item>
        <text:list-item>
          <text:p text:style-name="P10"><text:span text:style-name="Source_20_Text">activeApprovedVersion</text:span> (int oder versionRef)</text:p>
        </text:list-item>
        <text:list-item>
          <text:p text:style-name="P10">Audit: <text:span text:style-name="Source_20_Text">createdAt/By</text:span>, <text:span text:style-name="Source_20_Text">modifiedAt/By</text:span></text:p>
        </text:list-item>
        <text:list-item>
          <text:p text:style-name="P10"><text:span text:style-name="Source_20_Text">version</text:span> (Optimistic Locking)</text:p>
        </text:list-item>
      </text:list>
      <text:p text:style-name="Text_20_body">SOLL:</text:p>
      <text:list xml:id="list2025819830827300551" text:style-name="L11">
        <text:list-item>
          <text:p text:style-name="P11"><text:span text:style-name="Source_20_Text">description</text:span>, <text:span text:style-name="Source_20_Text">tags[]</text:span></text:p>
        </text:list-item>
        <text:list-item>
          <text:p text:style-name="P11"><text:span text:style-name="Source_20_Text">changeLog</text:span> (Kurzbeschreibung pro Version optional)</text:p>
        </text:list-item>
      </text:list>
      <text:h text:style-name="Heading_20_2" text:outline-level="2">3.5 TemplateVersion Felder (MUSS/SOLL)</text:h>
      <text:p text:style-name="Text_20_body">Entity: <text:span text:style-name="Strong_20_Emphasis">TemplateVersion</text:span></text:p>
      <text:p text:style-name="Text_20_body">MUSS:</text:p>
      <text:list xml:id="list3649740932898358107" text:style-name="L12">
        <text:list-item>
          <text:p text:style-name="P12"><text:span text:style-name="Source_20_Text">versionId</text:span></text:p>
        </text:list-item>
        <text:list-item>
          <text:p text:style-name="P12"><text:span text:style-name="Source_20_Text">templateId</text:span></text:p>
        </text:list-item>
        <text:list-item>
          <text:p text:style-name="P12"><text:span text:style-name="Source_20_Text">versionNo</text:span> (1..n, monoton steigend)</text:p>
        </text:list-item>
        <text:list-item>
          <text:p text:style-name="P12"><text:span text:style-name="Source_20_Text">status</text:span> (DRAFT/APPROVED/DEPRECATED/ARCHIVED)</text:p>
        </text:list-item>
        <text:list-item>
          <text:p text:style-name="P12"><text:span text:style-name="Source_20_Text">renderTarget</text:span> (TEXT/HTML)</text:p>
        </text:list-item>
        <text:list-item>
          <text:p text:style-name="P12"><text:span text:style-name="Source_20_Text">subjectTpl</text:span> (optional; MUSS bei EMAIL)</text:p>
        </text:list-item>
        <text:list-item>
          <text:p text:style-name="P12"><text:span text:style-name="Source_20_Text">bodyTpl</text:span> (MUSS)</text:p>
        </text:list-item>
        <text:list-item>
          <text:p text:style-name="P12"><text:span text:style-name="Source_20_Text">placeholders[]</text:span> (extrahiert aus <text:span text:style-name="Source_20_Text">{{key}}</text:span>)</text:p>
        </text:list-item>
        <text:list-item>
          <text:p text:style-name="P12"><text:span text:style-name="Source_20_Text">missingKeyPolicyDefault</text:span> (optional; Standard je Environment)</text:p>
        </text:list-item>
        <text:list-item>
          <text:p text:style-name="P12">Audit: <text:span text:style-name="Source_20_Text">createdAt/By</text:span></text:p>
        </text:list-item>
        <text:list-item>
          <text:p text:style-name="P12"><text:span text:style-name="Source_20_Text">version</text:span> (Optimistic Locking)</text:p>
        </text:list-item>
      </text:list>
      <text:p text:style-name="Text_20_body"><text:soft-page-break/>SOLL:</text:p>
      <text:list xml:id="list7899359430588793694" text:style-name="L13">
        <text:list-item>
          <text:p text:style-name="P13"><text:span text:style-name="Source_20_Text">requiredKeys[]</text:span> (wenn nicht alle placeholders required sind)</text:p>
        </text:list-item>
        <text:list-item>
          <text:p text:style-name="P13"><text:span text:style-name="Source_20_Text">defaults</text:span> (Map key→default)</text:p>
        </text:list-item>
        <text:list-item>
          <text:p text:style-name="P13"><text:span text:style-name="Source_20_Text">compatibilityLevel</text:span> (MAJOR/MINOR/PATCH oder breakingChange flag)</text:p>
        </text:list-item>
        <text:list-item>
          <text:p text:style-name="P13"><text:span text:style-name="Source_20_Text">sunsetAt</text:span> (für Deprecation/Ende der Nutzbarkeit)</text:p>
        </text:list-item>
      </text:list>
      <text:h text:style-name="Heading_20_2" text:outline-level="2">3.6 Placeholder-Regeln (MUSS)</text:h>
      <text:list xml:id="list6652124375046657892" text:style-name="L14">
        <text:list-item>
          <text:p text:style-name="P14">Platzhalter-Syntax: <text:span text:style-name="Source_20_Text">{{key}}</text:span> (Whitelist für key z. B. <text:span text:style-name="Source_20_Text">[a-zA-Z0-9_.-]+</text:span>)</text:p>
        </text:list-item>
        <text:list-item>
          <text:p text:style-name="P14">Beim Speichern/Ändern einer Version:</text:p>
          <text:list>
            <text:list-item>
              <text:p text:style-name="P14">Placeholders werden extrahiert und gespeichert</text:p>
            </text:list-item>
          </text:list>
        </text:list-item>
        <text:list-item>
          <text:p text:style-name="P14">Extra Variables sind erlaubt (werden ignoriert)</text:p>
        </text:list-item>
      </text:list>
      <text:h text:style-name="Heading_20_2" text:outline-level="2">3.7 Rendering (MUSS)</text:h>
      <text:list xml:id="list8534698082173200275" text:style-name="L15">
        <text:list-item>
          <text:p text:style-name="P15">Render API erzeugt Ausgabe aus:</text:p>
          <text:list>
            <text:list-item>
              <text:p text:style-name="P15">Template (templateId oder templateKey+channel+locale+scope)</text:p>
            </text:list-item>
            <text:list-item>
              <text:p text:style-name="P15">Version (explizit; oder „activeApprovedVersion“)</text:p>
            </text:list-item>
            <text:list-item>
              <text:p text:style-name="P15"><text:span text:style-name="Source_20_Text">variables: Map&lt;String,Object&gt;</text:span></text:p>
            </text:list-item>
          </text:list>
        </text:list-item>
        <text:list-item>
          <text:p text:style-name="P15">MissingKeyPolicy:</text:p>
          <text:list>
            <text:list-item>
              <text:p text:style-name="P15"><text:span text:style-name="Source_20_Text">FAIL</text:span> → Render bricht ab, liefert <text:span text:style-name="Source_20_Text">MISSING_KEYS</text:span></text:p>
            </text:list-item>
            <text:list-item>
              <text:p text:style-name="P15"><text:span text:style-name="Source_20_Text">KEEP_TOKEN</text:span> → Token bleibt im Output + warning</text:p>
            </text:list-item>
            <text:list-item>
              <text:p text:style-name="P15"><text:span text:style-name="Source_20_Text">EMPTY</text:span> → Token wird leer ersetzt + warning</text:p>
            </text:list-item>
          </text:list>
        </text:list-item>
      </text:list>
      <text:h text:style-name="Heading_20_2" text:outline-level="2">3.8 Escaping / Output-Sicherheit (MUSS)</text:h>
      <text:list xml:id="list6752218449018233493" text:style-name="L16">
        <text:list-item>
          <text:p text:style-name="P16"><text:span text:style-name="Source_20_Text">renderTarget=HTML</text:span>: <text:span text:style-name="Strong_20_Emphasis">escaped by default</text:span></text:p>
        </text:list-item>
        <text:list-item>
          <text:p text:style-name="P16"><text:span text:style-name="Source_20_Text">renderTarget=TEXT</text:span>: Normalisierung (Zeilenumbrüche, Steuerzeichen entfernen/konform)</text:p>
        </text:list-item>
        <text:list-item>
          <text:p text:style-name="P16">Keine “raw/unescaped” Ausgabe im MVP (optional später als bewusstes Feature)</text:p>
        </text:list-item>
      </text:list>
      <text:h text:style-name="Heading_20_2" text:outline-level="2">3.9 Locale-/Fallback Regeln (MUSS/SOLL)</text:h>
      <text:p text:style-name="Text_20_body">MUSS:</text:p>
      <text:list xml:id="list2354824301102364921" text:style-name="L17">
        <text:list-item>
          <text:p text:style-name="P17">Exakter Locale-Match (de-DE)</text:p>
        </text:list-item>
        <text:list-item>
          <text:p text:style-name="P17">Fallback: Sprache (de) → DefaultLocale<text:line-break/>SOLL:</text:p>
        </text:list-item>
        <text:list-item>
          <text:p text:style-name="P17">Tenant/Portal DefaultLocale konfigurierbar</text:p>
        </text:list-item>
      </text:list>
      <text:h text:style-name="Heading_20_2" text:outline-level="2"/>
      <text:h text:style-name="P50" text:outline-level="2">3.10 Versionierung &amp; Lifecycle (MUSS)</text:h>
      <text:list xml:id="list1430787740360633811" text:style-name="L18">
        <text:list-item>
          <text:p text:style-name="P18">Versions sind immutable (kein In-Place Edit)</text:p>
        </text:list-item>
        <text:list-item>
          <text:p text:style-name="P18">Approval:</text:p>
          <text:list>
            <text:list-item>
              <text:p text:style-name="P18">Nur APPROVED ist produktiv renderbar</text:p>
            </text:list-item>
            <text:list-item>
              <text:p text:style-name="P18">Approve setzt <text:span text:style-name="Source_20_Text">activeApprovedVersion</text:span> (pro TemplateFamily genau eine aktive APPROVED)</text:p>
            </text:list-item>
          </text:list>
        </text:list-item>
        <text:list-item>
          <text:p text:style-name="P18">Deprecation:</text:p>
          <text:list>
            <text:list-item>
              <text:p text:style-name="P18">DEPRECATED bleibt renderbar (bis sunsetAt, falls gesetzt)</text:p>
            </text:list-item>
          </text:list>
        </text:list-item>
        <text:list-item>
          <text:p text:style-name="P18">Archived:</text:p>
          <text:list>
            <text:list-item>
              <text:p text:style-name="P18">ARCHIVED ist nicht renderbar</text:p>
            </text:list-item>
          </text:list>
        </text:list-item>
      </text:list>
      <text:h text:style-name="Heading_20_2" text:outline-level="2">3.11 GLOBAL Templates &amp; Tenant Pinning (MUSS)</text:h>
      <text:list xml:id="list3408791865828930683" text:style-name="L19">
        <text:list-item>
          <text:p text:style-name="P19">Plattform erstellt GLOBAL Templates + Versionen</text:p>
        </text:list-item>
        <text:list-item>
          <text:p text:style-name="P19">Tenants dürfen:</text:p>
          <text:list>
            <text:list-item>
              <text:p text:style-name="P19">verfügbare APPROVED Versionen ansehen</text:p>
            </text:list-item>
            <text:list-item>
              <text:p text:style-name="P19">im Portal eine APPROVED Version pinnen (Portal-Konfig, nicht Template-Service)</text:p>
            </text:list-item>
          </text:list>
        </text:list-item>
        <text:list-item>
          <text:p text:style-name="P19">Tenants dürfen <text:span text:style-name="Strong_20_Emphasis">nicht</text:span>:</text:p>
          <text:list>
            <text:list-item>
              <text:p text:style-name="P19">GLOBAL Template bearbeiten</text:p>
            </text:list-item>
            <text:list-item>
              <text:p text:style-name="P19">GLOBAL Versionen erstellen/approve/deprecate</text:p>
            </text:list-item>
            <text:list-item>
              <text:p text:style-name="P19">GLOBAL Template durch eigenes Template überschreiben (No Shadowing)</text:p>
            </text:list-item>
          </text:list>
        </text:list-item>
      </text:list>
      <text:h text:style-name="Heading_20_2" text:outline-level="2">3.12 No Shadowing / Key Reservation (MUSS)</text:h>
      <text:list xml:id="list7205396722845621273" text:style-name="L20">
        <text:list-item>
          <text:p text:style-name="P20">Keys im Namespace <text:span text:style-name="Source_20_Text">platform.*</text:span>/<text:span text:style-name="Source_20_Text">system.*</text:span> sind reserviert</text:p>
        </text:list-item>
        <text:list-item>
          <text:p text:style-name="P20">Tenant darf keine TemplateFamily anlegen, die ein GLOBAL Template “überschreibt”</text:p>
          <text:list>
            <text:list-item>
              <text:p text:style-name="P20">Regel: identische Kombination <text:span text:style-name="Source_20_Text">(templateKey, channel, locale)</text:span> ist im TENANT Scope verboten, wenn im GLOBAL Scope vorhanden</text:p>
            </text:list-item>
          </text:list>
        </text:list-item>
      </text:list>
      <text:h text:style-name="Heading_20_2" text:outline-level="2">3.13 Preview &amp; Validate (MUSS)</text:h>
      <text:list xml:id="list6255350553665433460" text:style-name="L21">
        <text:list-item>
          <text:p text:style-name="P21">Preview: rendert auch DRAFT Versionen (für Admin UI)</text:p>
        </text:list-item>
        <text:list-item>
          <text:p text:style-name="P21">Validate: prüft Syntax, extrahiert placeholders, meldet required/missing, channel constraints</text:p>
        </text:list-item>
      </text:list>
      <text:h text:style-name="Heading_20_2" text:outline-level="2"/>
      <text:h text:style-name="P50" text:outline-level="2">3.14 Sicherheit / Zugriff (MUSS)</text:h>
      <text:list xml:id="list3022557089487890571" text:style-name="L22">
        <text:list-item>
          <text:p text:style-name="P22">JWT Resource Server validiert Token</text:p>
        </text:list-item>
        <text:list-item>
          <text:p text:style-name="P22">Rollen (mindestens):</text:p>
          <text:list>
            <text:list-item>
              <text:p text:style-name="P22"><text:span text:style-name="Source_20_Text">platform_admin</text:span>: GLOBAL Verwaltung</text:p>
            </text:list-item>
            <text:list-item>
              <text:p text:style-name="P22"><text:span text:style-name="Source_20_Text">tenant_admin</text:span>: TENANT Verwaltung im eigenen tenant</text:p>
            </text:list-item>
            <text:list-item>
              <text:p text:style-name="P22"><text:span text:style-name="Source_20_Text">user</text:span>: Render/Preview (je nach Policy)</text:p>
            </text:list-item>
          </text:list>
        </text:list-item>
        <text:list-item>
          <text:p text:style-name="P22">Keine sensiblen Daten in Logs (variables maskieren/keine Vollpayload-Logs)</text:p>
        </text:list-item>
      </text:list>
      <text:h text:style-name="Heading_20_2" text:outline-level="2">3.15 Domain Events / Outbox (SOLL, empfohlen)</text:h>
      <text:p text:style-name="Text_20_body">Optional: Outbox Pattern für Events:</text:p>
      <text:list xml:id="list791120199082099738" text:style-name="L23">
        <text:list-item>
          <text:p text:style-name="P23">TemplateCreated/Updated</text:p>
        </text:list-item>
        <text:list-item>
          <text:p text:style-name="P23">TemplateVersionCreated/Approved/Deprecated/Archived</text:p>
        </text:list-item>
        <text:list-item>
          <text:p text:style-name="P23">RenderRequested (optional, ohne variables im Klartext)</text:p>
        </text:list-item>
      </text:list>
      <text:p text:style-name="Text_20_body"/>
      <text:h text:style-name="Heading_20_1" text:outline-level="1">4. Nicht-funktionale Anforderungen</text:h>
      <text:h text:style-name="Heading_20_2" text:outline-level="2">4.1 Mandantentrennung (MUSS)</text:h>
      <text:list xml:id="list5723191029587259451" text:style-name="L24">
        <text:list-item>
          <text:p text:style-name="P24">Kein Cross-Tenant Zugriff (403/404 je nach Policy)</text:p>
        </text:list-item>
        <text:list-item>
          <text:p text:style-name="P24"><text:span text:style-name="Source_20_Text">tenant_id</text:span> wird serverseitig erzwungen (aus JWT)</text:p>
        </text:list-item>
      </text:list>
      <text:h text:style-name="Heading_20_2" text:outline-level="2">4.2 Logging/Tracing (SOLL)</text:h>
      <text:list xml:id="list5408951901321452320" text:style-name="L25">
        <text:list-item>
          <text:p text:style-name="P25">CorrelationId in Requests/Responses (optional)</text:p>
        </text:list-item>
        <text:list-item>
          <text:p text:style-name="P25">Logs enthalten: templateId, version, scope, tenant_id (ohne variables)</text:p>
        </text:list-item>
      </text:list>
      <text:h text:style-name="Heading_20_2" text:outline-level="2">4.3 Performance (MUSS/SOLL)</text:h>
      <text:p text:style-name="Text_20_body">MUSS:</text:p>
      <text:list xml:id="list3591240912675104051" text:style-name="L26">
        <text:list-item>
          <text:p text:style-name="P26">Paging für Listen</text:p>
        </text:list-item>
        <text:list-item>
          <text:p text:style-name="P26">Indizes (siehe Abschnitt 5)<text:line-break/>SOLL:</text:p>
        </text:list-item>
        <text:list-item>
          <text:p text:style-name="P26">Cache für häufige Lookups (TemplateFamily/Version)</text:p>
        </text:list-item>
        <text:list-item>
          <text:p text:style-name="P26">Konfigurierbare Cache-TTL</text:p>
        </text:list-item>
      </text:list>
      <text:h text:style-name="Heading_20_2" text:outline-level="2">4.4 Betrieb (MUSS)</text:h>
      <text:list xml:id="list2955399019654635586" text:style-name="L27">
        <text:list-item>
          <text:p text:style-name="P27">Health Endpoint via Actuator</text:p>
        </text:list-item>
        <text:list-item>
          <text:p text:style-name="P27">Containerfähig (Docker)</text:p>
          <text:p text:style-name="P27"/>
        </text:list-item>
      </text:list>
      <text:h text:style-name="Heading_20_1" text:outline-level="1"><text:soft-page-break/>5. Datenmodell (logisch)</text:h>
      <text:h text:style-name="Heading_20_2" text:outline-level="2">5.1 Entity: TemplateFamily</text:h>
      <text:p text:style-name="Text_20_body">Kernfelder:</text:p>
      <text:list xml:id="list881064753667852158" text:style-name="L28">
        <text:list-item>
          <text:p text:style-name="P28"><text:span text:style-name="Source_20_Text">templateId</text:span>, <text:span text:style-name="Source_20_Text">scope</text:span>, <text:span text:style-name="Source_20_Text">ownerTenantId</text:span>, <text:span text:style-name="Source_20_Text">templateKey</text:span>, <text:span text:style-name="Source_20_Text">channel</text:span>, <text:span text:style-name="Source_20_Text">locale</text:span></text:p>
        </text:list-item>
        <text:list-item>
          <text:p text:style-name="P28"><text:span text:style-name="Source_20_Text">category</text:span>, <text:span text:style-name="Source_20_Text">activeApprovedVersion</text:span></text:p>
        </text:list-item>
        <text:list-item>
          <text:p text:style-name="P28">Audit + <text:span text:style-name="Source_20_Text">version</text:span> (Optimistic Lock)</text:p>
        </text:list-item>
      </text:list>
      <text:p text:style-name="Text_20_body">Indizes (MUSS/SOLL):</text:p>
      <text:list xml:id="list4580867492155656686" text:style-name="L29">
        <text:list-item>
          <text:p text:style-name="P29">MUSS: PK(templateId)</text:p>
        </text:list-item>
        <text:list-item>
          <text:p text:style-name="P29">MUSS: Unique <text:span text:style-name="Source_20_Text">(scope, ownerTenantId, templateKey, channel, locale)</text:span></text:p>
        </text:list-item>
        <text:list-item>
          <text:p text:style-name="P29">SOLL: <text:span text:style-name="Source_20_Text">(ownerTenantId, scope, templateKey)</text:span></text:p>
        </text:list-item>
        <text:list-item>
          <text:p text:style-name="P29">SOLL: <text:span text:style-name="Source_20_Text">(ownerTenantId, scope, category)</text:span></text:p>
        </text:list-item>
      </text:list>
      <text:h text:style-name="Heading_20_2" text:outline-level="2">5.2 Entity: TemplateVersion</text:h>
      <text:p text:style-name="Text_20_body">Kernfelder:</text:p>
      <text:list xml:id="list8995758024405055383" text:style-name="L30">
        <text:list-item>
          <text:p text:style-name="P30"><text:span text:style-name="Source_20_Text">versionId</text:span>, <text:span text:style-name="Source_20_Text">templateId</text:span>, <text:span text:style-name="Source_20_Text">versionNo</text:span>, <text:span text:style-name="Source_20_Text">status</text:span>, <text:span text:style-name="Source_20_Text">renderTarget</text:span></text:p>
        </text:list-item>
        <text:list-item>
          <text:p text:style-name="P30"><text:span text:style-name="Source_20_Text">subjectTpl</text:span>, <text:span text:style-name="Source_20_Text">bodyTpl</text:span>, <text:span text:style-name="Source_20_Text">placeholders</text:span></text:p>
        </text:list-item>
        <text:list-item>
          <text:p text:style-name="P30">Audit + <text:span text:style-name="Source_20_Text">version</text:span></text:p>
        </text:list-item>
      </text:list>
      <text:p text:style-name="Text_20_body">Indizes:</text:p>
      <text:list xml:id="list4618739921548638614" text:style-name="L31">
        <text:list-item>
          <text:p text:style-name="P31">MUSS: PK(versionId)</text:p>
        </text:list-item>
        <text:list-item>
          <text:p text:style-name="P31">MUSS: Unique <text:span text:style-name="Source_20_Text">(templateId, versionNo)</text:span></text:p>
        </text:list-item>
        <text:list-item>
          <text:p text:style-name="P31">MUSS: <text:span text:style-name="Source_20_Text">(templateId, status)</text:span></text:p>
        </text:list-item>
        <text:list-item>
          <text:p text:style-name="P31">SOLL: <text:span text:style-name="Source_20_Text">(templateId, status, versionNo DESC)</text:span></text:p>
        </text:list-item>
      </text:list>
      <text:p text:style-name="Text_20_body"><text:span text:style-name="Source_20_Text"/></text:p>
      <text:h text:style-name="Heading_20_1" text:outline-level="1">6. REST-API Spezifikation – Basis <text:span text:style-name="Strong_20_Emphasis">/api/v1/template</text:span></text:h>
      <text:h text:style-name="Heading_20_2" text:outline-level="2">6.1 Rendering / Preview / Validation</text:h>
      <text:list xml:id="list2466228850557034366" text:style-name="L32">
        <text:list-item>
          <text:p text:style-name="P32"><text:span text:style-name="Source_20_Text">POST /api/v1/template/render</text:span><text:line-break/>Zweck: produktives Rendern (nur APPROVED)</text:p>
        </text:list-item>
        <text:list-item>
          <text:p text:style-name="P32"><text:span text:style-name="Source_20_Text">POST /api/v1/template/preview</text:span><text:line-break/>Zweck: Rendern für UI (DRAFT erlaubt)</text:p>
        </text:list-item>
        <text:list-item>
          <text:p text:style-name="P32"><text:span text:style-name="Source_20_Text">POST /api/v1/template/validate</text:span><text:line-break/>Zweck: Syntax/Placeholder/Constraints prüfen</text:p>
        </text:list-item>
      </text:list>
      <text:h text:style-name="Heading_20_2" text:outline-level="2"/>
      <text:h text:style-name="P50" text:outline-level="2">6.2 TemplateFamily Verwaltung (TENANT)</text:h>
      <text:list xml:id="list9158872143103208783" text:style-name="L33">
        <text:list-item>
          <text:p text:style-name="P33"><text:span text:style-name="Source_20_Text">POST /api/v1/template/templates</text:span><text:line-break/>Zweck: TENANT TemplateFamily anlegen</text:p>
        </text:list-item>
        <text:list-item>
          <text:p text:style-name="P33"><text:span text:style-name="Source_20_Text">GET /api/v1/template/templates/{templateId}</text:span><text:line-break/>Zweck: TemplateFamily laden</text:p>
        </text:list-item>
        <text:list-item>
          <text:p text:style-name="P33"><text:span text:style-name="Source_20_Text">GET /api/v1/template/templates?scope=TENANT&amp;...</text:span><text:line-break/>Zweck: listen (Paging/Filter)</text:p>
        </text:list-item>
        <text:list-item>
          <text:p text:style-name="P33"><text:span text:style-name="Source_20_Text">PUT /api/v1/template/templates/{templateId}</text:span><text:line-break/>Zweck: Metadaten ändern (nicht Inhalt)</text:p>
        </text:list-item>
      </text:list>
      <text:h text:style-name="Heading_20_2" text:outline-level="2">6.3 TemplateFamily Verwaltung (GLOBAL)</text:h>
      <text:list xml:id="list7338599822941686104" text:style-name="L34">
        <text:list-item>
          <text:p text:style-name="P34">Identische Endpoints, aber nur für <text:span text:style-name="Source_20_Text">platform_admin</text:span> und <text:span text:style-name="Source_20_Text">scope=GLOBAL</text:span>.</text:p>
        </text:list-item>
      </text:list>
      <text:h text:style-name="Heading_20_2" text:outline-level="2">6.4 Versionen</text:h>
      <text:list xml:id="list9093153863322098294" text:style-name="L35">
        <text:list-item>
          <text:p text:style-name="P35"><text:span text:style-name="Source_20_Text">POST /api/v1/template/templates/{templateId}/versions</text:span><text:line-break/>Zweck: neue DRAFT Version erstellen</text:p>
        </text:list-item>
        <text:list-item>
          <text:p text:style-name="P35"><text:span text:style-name="Source_20_Text">GET /api/v1/template/templates/{templateId}/versions/{versionNo}</text:span><text:line-break/>Zweck: Version laden</text:p>
        </text:list-item>
        <text:list-item>
          <text:p text:style-name="P35"><text:span text:style-name="Source_20_Text">GET /api/v1/template/templates/{templateId}/versions?status=...</text:span><text:line-break/>Zweck: Versionen listen</text:p>
        </text:list-item>
        <text:list-item>
          <text:p text:style-name="P35"><text:span text:style-name="Source_20_Text">POST /api/v1/template/templates/{templateId}/versions/{versionNo}/approve</text:span><text:line-break/>Zweck: Version freigeben (setzt activeApprovedVersion)</text:p>
        </text:list-item>
        <text:list-item>
          <text:p text:style-name="P35"><text:span text:style-name="Source_20_Text">POST /api/v1/template/templates/{templateId}/versions/{versionNo}/deprecate</text:span> (SOLL)</text:p>
        </text:list-item>
        <text:list-item>
          <text:p text:style-name="P35"><text:span text:style-name="Source_20_Text">POST /api/v1/template/templates/{templateId}/versions/{versionNo}/archive</text:span> (SOLL)</text:p>
        </text:list-item>
      </text:list>
      <text:h text:style-name="Heading_20_2" text:outline-level="2">6.5 Portal-Unterstützung (SOLL)</text:h>
      <text:list xml:id="list4948763915478359422" text:style-name="L36">
        <text:list-item>
          <text:p text:style-name="P36"><text:span text:style-name="Source_20_Text">GET /api/v1/template/catalog?scope=GLOBAL&amp;channel=...&amp;locale=...</text:span><text:line-break/>Zweck: Portal kann verfügbare GLOBAL Templates anzeigen</text:p>
        </text:list-item>
        <text:list-item>
          <text:p text:style-name="P36"><text:span text:style-name="Source_20_Text">GET /api/v1/template/catalog/{templateId}/approved-versions</text:span><text:line-break/>Zweck: Portal kann verfügbare APPROVED Versionen abrufen</text:p>
        </text:list-item>
      </text:list>
      <text:p text:style-name="Quotations">Pinning selbst liegt im Portal (Binding), nicht im Template-Service.</text:p>
      <text:h text:style-name="Heading_20_1" text:outline-level="1"><text:soft-page-break/>7. DTOs (Beispiele)</text:h>
      <text:h text:style-name="Heading_20_2" text:outline-level="2">7.1 Render (Request)</text:h>
      <text:p text:style-name="P48"><text:span text:style-name="Source_20_Text">{</text:span></text:p>
      <text:p text:style-name="P48"><text:span text:style-name="Source_20_Text"><text:s text:c="2"/>"scope": "GLOBAL",</text:span></text:p>
      <text:p text:style-name="P48"><text:span text:style-name="Source_20_Text"><text:s text:c="2"/>"templateId": "01J...TPL",</text:span></text:p>
      <text:p text:style-name="P48"><text:span text:style-name="Source_20_Text"><text:s text:c="2"/>"versionNo": 3,</text:span></text:p>
      <text:p text:style-name="P48"><text:span text:style-name="Source_20_Text"><text:s text:c="2"/>"renderTarget": "HTML",</text:span></text:p>
      <text:p text:style-name="P48"><text:span text:style-name="Source_20_Text"><text:s text:c="2"/>"missingKeyPolicy": "FAIL",</text:span></text:p>
      <text:p text:style-name="P48"><text:span text:style-name="Source_20_Text"><text:s text:c="2"/>"variables": {</text:span></text:p>
      <text:p text:style-name="P48"><text:span text:style-name="Source_20_Text"><text:s text:c="4"/>"firstName": "Thomas",</text:span></text:p>
      <text:p text:style-name="P48"><text:span text:style-name="Source_20_Text"><text:s text:c="4"/>"resetLink": "https://example/reset?token=abc"</text:span></text:p>
      <text:p text:style-name="P48"><text:span text:style-name="Source_20_Text"><text:s text:c="2"/>}</text:span></text:p>
      <text:p text:style-name="P49"><text:span text:style-name="Source_20_Text">}</text:span></text:p>
      <text:h text:style-name="Heading_20_2" text:outline-level="2">7.2 Render (Response)</text:h>
      <text:p text:style-name="P48"><text:span text:style-name="Source_20_Text">{</text:span></text:p>
      <text:p text:style-name="P48"><text:span text:style-name="Source_20_Text"><text:s text:c="2"/>"resolvedScope": "GLOBAL",</text:span></text:p>
      <text:p text:style-name="P48"><text:span text:style-name="Source_20_Text"><text:s text:c="2"/>"templateId": "01J...TPL",</text:span></text:p>
      <text:p text:style-name="P48"><text:span text:style-name="Source_20_Text"><text:s text:c="2"/>"resolvedVersionNo": 3,</text:span></text:p>
      <text:p text:style-name="P48"><text:span text:style-name="Source_20_Text"><text:s text:c="2"/>"resolvedLocale": "de-DE",</text:span></text:p>
      <text:p text:style-name="P48"><text:span text:style-name="Source_20_Text"><text:s text:c="2"/>"subject": "Passwort zurücksetzen",</text:span></text:p>
      <text:p text:style-name="P48"><text:span text:style-name="Source_20_Text"><text:s text:c="2"/>"contentType": "text/html",</text:span></text:p>
      <text:p text:style-name="P48"><text:span text:style-name="Source_20_Text"><text:s text:c="2"/>"content": "&lt;p&gt;Hallo Thomas, ...&lt;/p&gt;",</text:span></text:p>
      <text:p text:style-name="P48"><text:span text:style-name="Source_20_Text"><text:s text:c="2"/>"warnings": []</text:span></text:p>
      <text:p text:style-name="P49"><text:span text:style-name="Source_20_Text">}</text:span></text:p>
      <text:h text:style-name="Heading_20_2" text:outline-level="2">7.3 Create Version (Request)</text:h>
      <text:p text:style-name="P48"><text:span text:style-name="Source_20_Text">{</text:span></text:p>
      <text:p text:style-name="P48"><text:span text:style-name="Source_20_Text"><text:s text:c="2"/>"renderTarget": "HTML",</text:span></text:p>
      <text:p text:style-name="P48"><text:span text:style-name="Source_20_Text"><text:s text:c="2"/>"subjectTpl": "Report {{reportName}}",</text:span></text:p>
      <text:p text:style-name="P48"><text:span text:style-name="Source_20_Text"><text:s text:c="2"/>"bodyTpl": "&lt;h1&gt;{{reportName}}&lt;/h1&gt;&lt;p&gt;{{createdAt}}&lt;/p&gt;"</text:span></text:p>
      <text:p text:style-name="P49"><text:span text:style-name="Source_20_Text">}</text:span></text:p>
      <text:h text:style-name="Heading_20_2" text:outline-level="2">8. Caching (SOLL)</text:h>
      <text:h text:style-name="Heading_20_3" text:outline-level="3">8.1 Ziele</text:h>
      <text:list xml:id="list8876886338652673166" text:style-name="L37">
        <text:list-item>
          <text:p text:style-name="P37">Reduktion DB-Last bei häufigen Template-/Version Lookups</text:p>
        </text:list-item>
      </text:list>
      <text:h text:style-name="Heading_20_3" text:outline-level="3">8.2 Was wird gecacht?</text:h>
      <text:list xml:id="list3361596877700586911" text:style-name="L38">
        <text:list-item>
          <text:p text:style-name="P38">TemplateFamily Lookup (templateId)</text:p>
        </text:list-item>
        <text:list-item>
          <text:p text:style-name="P38">TemplateVersion Lookup (templateId, versionNo)</text:p>
        </text:list-item>
      </text:list>
      <text:h text:style-name="Heading_20_3" text:outline-level="3">8.3 TTL</text:h>
      <text:list xml:id="list1217369164469459603" text:style-name="L39">
        <text:list-item>
          <text:p text:style-name="P39">30–300 Sekunden (konfigurierbar)</text:p>
        </text:list-item>
      </text:list>
      <text:h text:style-name="Heading_20_3" text:outline-level="3">8.4 Invalidation (MUSS, falls aktiv)</text:h>
      <text:list xml:id="list6913722153311621861" text:style-name="L40">
        <text:list-item>
          <text:p text:style-name="P40">bei Approve/Deprecate/Archive Cache invalidieren</text:p>
        </text:list-item>
      </text:list>
      <text:h text:style-name="Heading_20_1" text:outline-level="1"><text:soft-page-break/>9. Fehlerformat (SOLL)</text:h>
      <text:p text:style-name="Text_20_body">Einheitliches Error-DTO (Mindestfelder):</text:p>
      <text:list xml:id="list2964213183048099849" text:style-name="L41">
        <text:list-item>
          <text:p text:style-name="P41"><text:span text:style-name="Source_20_Text">timestamp</text:span>, <text:span text:style-name="Source_20_Text">status</text:span>, <text:span text:style-name="Source_20_Text">errorCode</text:span>, <text:span text:style-name="Source_20_Text">message</text:span>, <text:span text:style-name="Source_20_Text">path</text:span>, <text:span text:style-name="Source_20_Text">correlationId</text:span><text:line-break/>optional <text:span text:style-name="Source_20_Text">details[]</text:span> (z. B. missingKeys)</text:p>
        </text:list-item>
      </text:list>
      <text:p text:style-name="Text_20_body">Typische Fehlercodes (MUSS):</text:p>
      <text:list xml:id="list8078444942020562224" text:style-name="L42">
        <text:list-item>
          <text:p text:style-name="P42"><text:span text:style-name="Source_20_Text">TEMPLATE_NOT_FOUND</text:span></text:p>
        </text:list-item>
        <text:list-item>
          <text:p text:style-name="P42"><text:span text:style-name="Source_20_Text">VERSION_NOT_FOUND</text:span></text:p>
        </text:list-item>
        <text:list-item>
          <text:p text:style-name="P42"><text:span text:style-name="Source_20_Text">VERSION_NOT_RENDERABLE</text:span></text:p>
        </text:list-item>
        <text:list-item>
          <text:p text:style-name="P42"><text:span text:style-name="Source_20_Text">PINNED_VERSION_NOT_APPROVED</text:span> (Portal-Konfig)</text:p>
        </text:list-item>
        <text:list-item>
          <text:p text:style-name="P42"><text:span text:style-name="Source_20_Text">PINNED_VERSION_ARCHIVED</text:span></text:p>
        </text:list-item>
        <text:list-item>
          <text:p text:style-name="P42"><text:span text:style-name="Source_20_Text">MISSING_KEYS</text:span></text:p>
        </text:list-item>
        <text:list-item>
          <text:p text:style-name="P42"><text:span text:style-name="Source_20_Text">TEMPLATE_SYNTAX_ERROR</text:span></text:p>
        </text:list-item>
        <text:list-item>
          <text:p text:style-name="P42"><text:span text:style-name="Source_20_Text">TEMPLATE_KEY_RESERVED</text:span></text:p>
        </text:list-item>
        <text:list-item>
          <text:p text:style-name="P42"><text:span text:style-name="Source_20_Text">ACCESS_DENIED</text:span></text:p>
        </text:list-item>
        <text:list-item>
          <text:p text:style-name="P42"><text:span text:style-name="Source_20_Text">OPTIMISTIC_LOCK_FAILED</text:span></text:p>
        </text:list-item>
        <text:list-item>
          <text:p text:style-name="P42"><text:span text:style-name="Source_20_Text">INVALID_REQUEST</text:span></text:p>
        </text:list-item>
      </text:list>
      <text:p text:style-name="Text_20_body"><text:span text:style-name="Source_20_Text"/></text:p>
      <text:h text:style-name="Heading_20_1" text:outline-level="1">10. Pagination &amp; Sort (SOLL)</text:h>
      <text:p text:style-name="Text_20_body">Standard:</text:p>
      <text:list xml:id="list6414609413018065834" text:style-name="L43">
        <text:list-item>
          <text:p text:style-name="P43"><text:span text:style-name="Source_20_Text">page</text:span> (default 0), <text:span text:style-name="Source_20_Text">size</text:span> (default 50, max 200)</text:p>
        </text:list-item>
        <text:list-item>
          <text:p text:style-name="P43"><text:span text:style-name="Source_20_Text">sort</text:span> (z. B. <text:span text:style-name="Source_20_Text">createdAt,DESC</text:span>)<text:line-break/>Response: <text:span text:style-name="Source_20_Text">page/size/total/items</text:span></text:p>
        </text:list-item>
      </text:list>
      <text:p text:style-name="Text_20_body"><text:span text:style-name="Source_20_Text"/></text:p>
      <text:h text:style-name="Heading_20_1" text:outline-level="1">11. Abnahmekriterien (Auszug)</text:h>
      <text:list xml:id="list1852029320002289530" text:style-name="L44">
        <text:list-item>
          <text:p text:style-name="P44">TemplateFamily (TENANT/GLOBAL) kann angelegt, geändert, gelistet, geladen werden (Audit korrekt)</text:p>
        </text:list-item>
        <text:list-item>
          <text:p text:style-name="P44">Versionen können erstellt und APPROVED gesetzt werden</text:p>
        </text:list-item>
        <text:list-item>
          <text:p text:style-name="P44">Rendern ist nur für APPROVED produktiv möglich; Preview erlaubt DRAFT</text:p>
        </text:list-item>
        <text:list-item>
          <text:p text:style-name="P44">Placeholders werden extrahiert und MissingKeyPolicy korrekt umgesetzt</text:p>
        </text:list-item>
        <text:list-item>
          <text:p text:style-name="P44">No Shadowing/Key Reservation wird erzwungen</text:p>
        </text:list-item>
        <text:list-item>
          <text:p text:style-name="P44">Mandantentrennung wird erzwungen (403 bei Cross-Tenant)</text:p>
        </text:list-item>
        <text:list-item>
          <text:p text:style-name="P44">Swagger/OpenAPI ist vollständig (DoD)</text:p>
        </text:list-item>
        <text:list-item>
          <text:p text:style-name="P44">Actuator Health erreichbar</text:p>
        </text:list-item>
        <text:list-item>
          <text:p text:style-name="P44">Dockerfile + Compose funktionieren lokal</text:p>
        </text:list-item>
      </text:list>
      <text:h text:style-name="Heading_20_1" text:outline-level="1"><text:soft-page-break/>MUSS/SOLL/KANN Übersicht (kompakt)</text:h>
      <text:list xml:id="list2441981061343243662" text:style-name="L45">
        <text:list-item>
          <text:p text:style-name="P45"><text:span text:style-name="Strong_20_Emphasis">MUSS:</text:span> Java21+Spring Boot 4, MariaDB, REST /api/v1/template, Versionierung+Approval, Rendering TEXT/HTML, Placeholder-Extraktion, No Shadowing, JWT Resource Server, vollständige Swagger-Doku, Dockerfähigkeit</text:p>
        </text:list-item>
        <text:list-item>
          <text:p text:style-name="P45"><text:span text:style-name="Strong_20_Emphasis">SOLL:</text:span> Flyway Migrationen, Caching, Deprecation/Sunset, Catalog Endpoints, Outbox Events</text:p>
        </text:list-item>
        <text:list-item>
          <text:p text:style-name="P45"><text:span text:style-name="Strong_20_Emphasis">KANN:</text:span> CompatibilityLevel (SemVer), advanced schema typing, mandatory updates (später)</text:p>
        </text:list-item>
      </text:list>
      <text:p text:style-name="Text_20_body"/>
      <text:h text:style-name="Heading_20_1" text:outline-level="1">Backlog (Epics → Stories → Tasks) – Orientierung (optional)</text:h>
      <text:list xml:id="list1166860635357433370" text:style-name="L46">
        <text:list-item>
          <text:p text:style-name="P46"><text:span text:style-name="Strong_20_Emphasis">EPIC 0 – Projektgrundlagen:</text:span> Repo, OpenAPI Setup, Error DTO, Logging/CorrelationId, Actuator, Docker</text:p>
        </text:list-item>
        <text:list-item>
          <text:p text:style-name="P46"><text:span text:style-name="Strong_20_Emphasis">EPIC 1 – Datenmodell:</text:span> TemplateFamily/Version, Indizes, Flyway Migration V1</text:p>
        </text:list-item>
        <text:list-item>
          <text:p text:style-name="P46"><text:span text:style-name="Strong_20_Emphasis">EPIC 2 – Verwaltung:</text:span> CRUD Families, Version-Create, Approve, Listen/Paging</text:p>
        </text:list-item>
        <text:list-item>
          <text:p text:style-name="P46"><text:span text:style-name="Strong_20_Emphasis">EPIC 3 – Rendering:</text:span> Render/Preview/Validate, MissingKeyPolicy, Escaping, Locale-Fallback</text:p>
        </text:list-item>
        <text:list-item>
          <text:p text:style-name="P46"><text:span text:style-name="Strong_20_Emphasis">EPIC 4 – Security:</text:span> JWT Claims, Rollen, Zugriffskontrolle, No Shadowing</text:p>
        </text:list-item>
        <text:list-item>
          <text:p text:style-name="P46"><text:span text:style-name="Strong_20_Emphasis">EPIC 5 – Governance (optional):</text:span> Deprecation/Sunset, Compatibility Flags, Catalog API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ial2" fo:font-size="12pt" fo:font-weight="bold" style:font-name-asian="SimSun" style:font-size-asian="14pt" style:font-weight-asian="bold" style:font-name-complex="Arial3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15T14:06:10.97</meta:creation-date>
    <meta:document-statistic meta:table-count="0" meta:image-count="0" meta:object-count="0" meta:page-count="12" meta:paragraph-count="304" meta:word-count="1668" meta:character-count="13898"/>
    <dc:date>2026-02-15T17:59:43.21</dc:date>
    <dc:creator>Thomas Meyer</dc:creator>
    <meta:editing-duration>PT3H38M21S</meta:editing-duration>
    <meta:editing-cycles>1</meta:editing-cycles>
    <meta:generator>OpenOffice/4.1.15$Win32 OpenOffice.org_project/4115m2$Build-9813</meta:generator>
  </office:meta>
</office:document-meta>
</file>